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4" draw:style-name="a0" draw:name="Imagen3" text:anchor-type="paragraph" svg:x="0in" svg:y="0in" svg:width="6.69291in" svg:height="2.30433in" style:rel-width="scale" style:rel-height="scale"><draw:image xlink:href="media/image1.png" xlink:type="simple" xlink:show="embed" xlink:actuate="onLoad"/><svg:title/><svg:desc/></draw:frame></text:p>
      <text:p text:style-name="Standard">PETICION DE 1000 POR MINUTO</text:p>
      <text:p text:style-name="Standard"/>
      <text:p text:style-name="Standard"><draw:frame draw:z-index="2" draw:style-name="a1" draw:name="Imagen1" text:anchor-type="paragraph" svg:x="0in" svg:y="0in" svg:width="6.69291in" svg:height="2.3118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z-index="3" draw:style-name="a2" draw:name="Imagen2" text:anchor-type="paragraph" svg:x="0in" svg:y="0in" svg:width="6.69291in" svg:height="1.66929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><draw:frame draw:z-index="5" draw:style-name="a3" draw:name="Imagen4" text:anchor-type="paragraph" svg:x="0in" svg:y="0in" svg:width="6.69291in" svg:height="1.80354in" style:rel-width="scale" style:rel-height="scale"><draw:image xlink:href="media/image4.png" xlink:type="simple" xlink:show="embed" xlink:actuate="onLoad"/><svg:title/><svg:desc/></draw:frame></text:p>
      <text:soft-page-break/>
      <text:p text:style-name="Standard"><draw:frame draw:z-index="6" draw:style-name="a4" draw:name="Imagen5" text:anchor-type="paragraph" svg:x="0in" svg:y="0in" svg:width="6.69291in" svg:height="1.75197in" style:rel-width="scale" style:rel-height="scale"><draw:image xlink:href="media/image5.png" xlink:type="simple" xlink:show="embed" xlink:actuate="onLoad"/><svg:title/><svg:desc/></draw:frame></text:p>
      <text:p text:style-name="Standard">PETICIONES DE 1500</text:p>
      <text:p text:style-name="Standard"/>
      <text:p text:style-name="Standard"><draw:frame draw:z-index="9" draw:style-name="a5" draw:name="Imagen8" text:anchor-type="paragraph" svg:x="0in" svg:y="0in" svg:width="6.69291in" svg:height="2.47795in" style:rel-width="scale" style:rel-height="scale"><draw:image xlink:href="media/image6.png" xlink:type="simple" xlink:show="embed" xlink:actuate="onLoad"/><svg:title/><svg:desc/></draw:frame></text:p>
      <text:p text:style-name="Standard"><draw:frame draw:z-index="10" draw:style-name="a6" draw:name="Imagen9" text:anchor-type="paragraph" svg:x="0in" svg:y="0in" svg:width="6.69291in" svg:height="1.77638in" style:rel-width="scale" style:rel-height="scale"><draw:image xlink:href="media/image7.png" xlink:type="simple" xlink:show="embed" xlink:actuate="onLoad"/><svg:title/><svg:desc/></draw:frame></text:p>
      <text:p text:style-name="Standard"><draw:frame draw:z-index="7" draw:style-name="a7" draw:name="Imagen6" text:anchor-type="paragraph" svg:x="-0.08543in" svg:y="0.04016in" svg:width="6.69291in" svg:height="1.74173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8" draw:style-name="a8" draw:name="Imagen7" text:anchor-type="paragraph" svg:x="0.17913in" svg:y="0.01811in" svg:width="6.69291in" svg:height="1.8311in" style:rel-width="scale" style:rel-height="scale"><draw:image xlink:href="media/image9.png" xlink:type="simple" xlink:show="embed" xlink:actuate="onLoad"/><svg:title/><svg:desc/></draw:frame></text:p>
      <text:p text:style-name="Standard">PETICION DE 2500</text:p>
      <text:p text:style-name="Standard"/>
      <text:p text:style-name="Standard"><draw:frame draw:z-index="11" draw:style-name="a9" draw:name="Imagen10" text:anchor-type="paragraph" svg:x="0in" svg:y="0in" svg:width="6.69291in" svg:height="1.9063in" style:rel-width="scale" style:rel-height="scale"><draw:image xlink:href="media/image10.png" xlink:type="simple" xlink:show="embed" xlink:actuate="onLoad"/><svg:title/><svg:desc/></draw:frame></text:p>
      <text:p text:style-name="Standard"><draw:frame draw:z-index="12" draw:style-name="a10" draw:name="Imagen11" text:anchor-type="paragraph" svg:x="0in" svg:y="0in" svg:width="6.69291in" svg:height="1.72087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><draw:frame draw:z-index="13" draw:style-name="a11" draw:name="Imagen12" text:anchor-type="paragraph" svg:x="0in" svg:y="0in" svg:width="6.69291in" svg:height="1.90551in" style:rel-width="scale" style:rel-height="scale"><draw:image xlink:href="" xlink:type="simple" xlink:show="embed" xlink:actuate="onLoad"/><svg:title/><svg:desc/></draw:frame></text:p>
      <text:p text:style-name="Standard"/>
      <text:soft-page-break/>
      <text:p text:style-name="Standard"><draw:frame draw:z-index="14" draw:style-name="a12" draw:name="Imagen13" text:anchor-type="paragraph" svg:x="0in" svg:y="0in" svg:width="6.69291in" svg:height="2.28071in" style:rel-width="scale" style:rel-height="scale"><draw:image xlink:href="media/image13.png" xlink:type="simple" xlink:show="embed" xlink:actuate="onLoad"/><svg:title/><svg:desc/></draw:frame></text:p>
      <text:p text:style-name="P2"/>
      <text:p text:style-name="Standard"/>
      <text:p text:style-name="Standard">MONITOREO</text:p>
      <text:p text:style-name="Standard"/>
      <text:p text:style-name="Standard"><draw:frame draw:z-index="251658240" draw:style-name="a13" draw:name="Imagen14" text:anchor-type="paragraph" svg:x="0in" svg:y="0in" svg:width="6.69291in" svg:height="3.30157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><draw:frame draw:z-index="251659264" draw:style-name="a14" draw:name="Imagen15" text:anchor-type="paragraph" svg:x="0in" svg:y="0in" svg:width="6.69291in" svg:height="3.29921in" style:rel-width="scale" style:rel-height="scale"><draw:image xlink:href="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RICHARD JIMENEZ</dc:creator>
    <meta:creation-date>2025-09-12T11:22:00Z</meta:creation-date>
    <dc:date>2026-03-06T04:42:00Z</dc:date>
    <meta:template xlink:href="Normal.dotm" xlink:type="simple"/>
    <meta:editing-cycles>5</meta:editing-cycles>
    <meta:editing-duration>PT13020S</meta:editing-duration>
    <meta:document-statistic meta:page-count="5" meta:paragraph-count="1" meta:word-count="19" meta:character-count="127" meta:row-count="1" meta:non-whitespace-character-count="109"/>
  </office:meta>
</office:document-meta>
</file>